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1cf2"/>
    </style:style>
    <style:style style:name="P8" style:family="paragraph" style:parent-style-name="Standard">
      <style:text-properties officeooo:rsid="00181cf2" officeooo:paragraph-rsid="0018c1a0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officeooo:rsid="001929b4" officeooo:paragraph-rsid="001929b4"/>
    </style:style>
    <style:style style:name="P13" style:family="paragraph" style:parent-style-name="Standard">
      <style:text-properties officeooo:rsid="001b3c57" officeooo:paragraph-rsid="001b3c57"/>
    </style:style>
    <style:style style:name="P14" style:family="paragraph" style:parent-style-name="Standard">
      <style:text-properties officeooo:rsid="00164114" officeooo:paragraph-rsid="00164114"/>
    </style:style>
    <style:style style:name="P15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e56c9" officeooo:paragraph-rsid="001e56c9"/>
    </style:style>
    <style:style style:name="P17" style:family="paragraph" style:parent-style-name="Standard">
      <style:text-properties officeooo:rsid="001f8352" officeooo:paragraph-rsid="001f8352"/>
    </style:style>
    <style:style style:name="P18" style:family="paragraph" style:parent-style-name="Standard">
      <style:text-properties officeooo:rsid="0021b14d" officeooo:paragraph-rsid="0021b14d"/>
    </style:style>
    <style:style style:name="P19" style:family="paragraph" style:parent-style-name="Standard">
      <style:text-properties officeooo:rsid="00234cc5" officeooo:paragraph-rsid="00234cc5"/>
    </style:style>
    <style:style style:name="P20" style:family="paragraph" style:parent-style-name="Standard">
      <style:text-properties officeooo:rsid="002359f8" officeooo:paragraph-rsid="002359f8"/>
    </style:style>
    <style:style style:name="P21" style:family="paragraph" style:parent-style-name="Standard">
      <style:text-properties officeooo:rsid="00249cbd" officeooo:paragraph-rsid="00249cbd"/>
    </style:style>
    <style:style style:name="P22" style:family="paragraph" style:parent-style-name="Standard">
      <style:text-properties officeooo:rsid="00268d86" officeooo:paragraph-rsid="00268d86"/>
    </style:style>
    <style:style style:name="P23" style:family="paragraph" style:parent-style-name="Standard">
      <style:text-properties officeooo:rsid="002ec260" officeooo:paragraph-rsid="002ec260"/>
    </style:style>
    <style:style style:name="P24" style:family="paragraph" style:parent-style-name="Standard">
      <style:text-properties officeooo:rsid="002febe1" officeooo:paragraph-rsid="002febe1"/>
    </style:style>
    <style:style style:name="P25" style:family="paragraph" style:parent-style-name="Standard">
      <style:text-properties officeooo:rsid="0030cdf6" officeooo:paragraph-rsid="002ec260"/>
    </style:style>
    <style:style style:name="P26" style:family="paragraph" style:parent-style-name="Standard">
      <style:text-properties officeooo:rsid="0030fd26" officeooo:paragraph-rsid="0030fd26"/>
    </style:style>
    <style:style style:name="P27" style:family="paragraph" style:parent-style-name="Standard">
      <style:text-properties officeooo:rsid="0031e008" officeooo:paragraph-rsid="0031e008"/>
    </style:style>
    <style:style style:name="P28" style:family="paragraph" style:parent-style-name="Standard">
      <style:text-properties officeooo:rsid="00334974" officeooo:paragraph-rsid="00334974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35" style:family="paragraph" style:parent-style-name="Text_20_body">
      <style:text-properties officeooo:rsid="0039cb0d" officeooo:paragraph-rsid="0039cb0d"/>
    </style:style>
    <style:style style:name="P36" style:family="paragraph" style:parent-style-name="Text_20_body">
      <style:text-properties officeooo:rsid="003d727f" officeooo:paragraph-rsid="003d727f"/>
    </style:style>
    <style:style style:name="P37" style:family="paragraph" style:parent-style-name="Standard" style:list-style-name="L1">
      <style:text-properties officeooo:rsid="0018c1a0" officeooo:paragraph-rsid="0018c1a0"/>
    </style:style>
    <style:style style:name="P38" style:family="paragraph" style:parent-style-name="Standard" style:list-style-name="L2">
      <style:text-properties officeooo:rsid="0018c1a0" officeooo:paragraph-rsid="0018c1a0"/>
    </style:style>
    <style:style style:name="P39" style:family="paragraph" style:parent-style-name="Standard" style:list-style-name="L3">
      <style:text-properties officeooo:rsid="001929b4" officeooo:paragraph-rsid="001929b4"/>
    </style:style>
    <style:style style:name="P40" style:family="paragraph" style:parent-style-name="Standard" style:list-style-name="L4">
      <style:text-properties officeooo:rsid="001929b4" officeooo:paragraph-rsid="001929b4"/>
    </style:style>
    <style:style style:name="P41" style:family="paragraph" style:parent-style-name="Standard" style:list-style-name="L6">
      <style:text-properties officeooo:rsid="001929b4" officeooo:paragraph-rsid="001929b4"/>
    </style:style>
    <style:style style:name="P42" style:family="paragraph" style:parent-style-name="Standard" style:list-style-name="L3">
      <style:text-properties officeooo:rsid="0019968d" officeooo:paragraph-rsid="0019968d"/>
    </style:style>
    <style:style style:name="P43" style:family="paragraph" style:parent-style-name="Standard" style:list-style-name="L4">
      <style:text-properties officeooo:rsid="0019968d" officeooo:paragraph-rsid="0019968d"/>
    </style:style>
    <style:style style:name="P44" style:family="paragraph" style:parent-style-name="Standard" style:list-style-name="L5">
      <style:text-properties officeooo:rsid="0019968d" officeooo:paragraph-rsid="0019968d"/>
    </style:style>
    <style:style style:name="P45" style:family="paragraph" style:parent-style-name="Standard" style:list-style-name="L6">
      <style:text-properties officeooo:rsid="001b38f4" officeooo:paragraph-rsid="001b38f4"/>
    </style:style>
    <style:style style:name="P46" style:family="paragraph" style:parent-style-name="Standard">
      <style:text-properties officeooo:rsid="00431691" officeooo:paragraph-rsid="00431691"/>
    </style:style>
    <style:style style:name="P47" style:family="paragraph" style:parent-style-name="Standard">
      <style:text-properties officeooo:rsid="0031e008" officeooo:paragraph-rsid="0031e008"/>
    </style:style>
    <style:style style:name="P48" style:family="paragraph" style:parent-style-name="Standard">
      <style:text-properties officeooo:rsid="00362329" officeooo:paragraph-rsid="004461fa"/>
    </style:style>
    <style:style style:name="P49" style:family="paragraph" style:parent-style-name="Standard">
      <style:text-properties officeooo:rsid="0030fd26" officeooo:paragraph-rsid="0030fd26"/>
    </style:style>
    <style:style style:name="P50" style:family="paragraph" style:parent-style-name="Standard">
      <style:text-properties officeooo:rsid="00396d2d" officeooo:paragraph-rsid="004461fa"/>
    </style:style>
    <style:style style:name="P5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3">
      <style:text-properties officeooo:rsid="0039cb0d" officeooo:paragraph-rsid="0039cb0d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256_847739940" text:style-name="Index_20_Link" text:visited-style-name="Index_20_Link">Swift Developer Links<text:tab/>1</text:a></text:p>
          <text:p text:style-name="P51"><text:a xlink:type="simple" xlink:href="#__RefHeading__258_847739940" text:style-name="Index_20_Link" text:visited-style-name="Index_20_Link">Code with Chris + Layouts<text:tab/>1</text:a></text:p>
          <text:p text:style-name="P51"><text:a xlink:type="simple" xlink:href="#__RefHeading__856_235642581" text:style-name="Index_20_Link" text:visited-style-name="Index_20_Link">Grundlagen<text:tab/>1</text:a></text:p>
          <text:p text:style-name="P51"><text:a xlink:type="simple" xlink:href="#__RefHeading__260_847739940" text:style-name="Index_20_Link" text:visited-style-name="Index_20_Link">NavigationController<text:tab/>1</text:a></text:p>
          <text:p text:style-name="P51"><text:a xlink:type="simple" xlink:href="#__RefHeading__858_235642581" text:style-name="Index_20_Link" text:visited-style-name="Index_20_Link">Main View<text:tab/>1</text:a></text:p>
          <text:p text:style-name="P51"><text:a xlink:type="simple" xlink:href="#__RefHeading__262_847739940" text:style-name="Index_20_Link" text:visited-style-name="Index_20_Link">Webview<text:tab/>2</text:a></text:p>
          <text:p text:style-name="P51"><text:a xlink:type="simple" xlink:href="#__RefHeading__860_235642581" text:style-name="Index_20_Link" text:visited-style-name="Index_20_Link">TableView<text:tab/>2</text:a></text:p>
          <text:p text:style-name="P51"><text:a xlink:type="simple" xlink:href="#__RefHeading__862_235642581" text:style-name="Index_20_Link" text:visited-style-name="Index_20_Link">RSS Reader<text:tab/>2</text:a></text:p>
          <text:p text:style-name="P51"><text:a xlink:type="simple" xlink:href="#__RefHeading__864_235642581" text:style-name="Index_20_Link" text:visited-style-name="Index_20_Link">JSON<text:tab/>2</text:a></text:p>
          <text:p text:style-name="P51"><text:a xlink:type="simple" xlink:href="#__RefHeading__866_235642581" text:style-name="Index_20_Link" text:visited-style-name="Index_20_Link">Refresh onPull (UIRefreshControl)<text:tab/>2</text:a></text:p>
          <text:p text:style-name="P51"><text:a xlink:type="simple" xlink:href="#__RefHeading__1359_235642581" text:style-name="Index_20_Link" text:visited-style-name="Index_20_Link">Troubleshooting xCode<text:tab/>2</text:a></text:p>
          <text:p text:style-name="P51"><text:a xlink:type="simple" xlink:href="#__RefHeading__1361_235642581" text:style-name="Index_20_Link" text:visited-style-name="Index_20_Link">Temp<text:tab/>3</text:a></text:p>
          <text:p text:style-name="P51"><text:a xlink:type="simple" xlink:href="#__RefHeading__1363_235642581" text:style-name="Index_20_Link" text:visited-style-name="Index_20_Link">Old C Code<text:tab/>3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1"><text:a xlink:type="simple" xlink:href="http://codewithchris.com/how-to-make-an-iphone-app/">http://codewithchris.com/how-to-make-an-iphone-app/</text:a></text:p>
      <text:p text:style-name="P22"><text:a xlink:type="simple" xlink:href="http://codewithchris.com/6-creating-the-user-interface-auto-layout/">http://codewithchris.com/6-creating-the-user-interface-auto-layout/</text:a></text:p>
      <text:p text:style-name="P22"/>
      <text:h text:style-name="P53" text:outline-level="3"><text:bookmark-start text:name="__RefHeading__856_235642581"/>Grundlagen<text:bookmark-end text:name="__RefHeading__856_235642581"/></text:h>
      <text:p text:style-name="P35"><text:a xlink:type="simple" xlink:href="http://ios-blog.co.uk/featured-posts/introduction-to-swift-programming-for-beginners/">http://ios-blog.co.uk/featured-posts/introduction-to-swift-programming-for-beginners/</text:a></text:p>
      <text:p text:style-name="P35"><text:a xlink:type="simple" xlink:href="http://ios-blog.co.uk/tutorials/developing-ios-apps-using-swift-part-1/">http://ios-blog.co.uk/tutorials/developing-ios-apps-using-swift-part-1/</text:a></text:p>
      <text:p text:style-name="P35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35"><text:a xlink:type="simple" xlink:href="http://ios-blog.co.uk/tutorials/developing-ios8-apps-using-swift-part-3-best-practices/">http://ios-blog.co.uk/tutorials/developing-ios8-apps-using-swift-part-3-best-practices/</text:a></text:p>
      <text:p text:style-name="P35"/>
      <text:h text:style-name="Heading_20_3" text:outline-level="3"><text:bookmark-start text:name="__RefHeading__260_847739940"/>NavigationController <text:bookmark-end text:name="__RefHeading__260_847739940"/></text:h>
      <text:p text:style-name="P18">(Editor &gt;&gt; Embed &gt;&gt; …)</text:p>
      <text:p text:style-name="P1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3"/>
      <text:h text:style-name="Heading_20_3" text:outline-level="3"><text:bookmark-start text:name="__RefHeading__858_235642581"/>Main View<text:bookmark-end text:name="__RefHeading__858_235642581"/></text:h>
      <text:p text:style-name="P23">Color Conversion</text:p>
      <text:p text:style-name="P23"><text:a xlink:type="simple" xlink:href="https://coderwall.com/p/dyqrfa/customize-navigation-bar-appearance-with-swift">https://coderwall.com/p/dyqrfa/customize-navigation-bar-appearance-with-swift</text:a></text:p>
      <text:p text:style-name="P25"/>
      <text:p text:style-name="P24">Rounded Corners on Views</text:p>
      <text:p text:style-name="P24"><text:a xlink:type="simple" xlink:href="http://stackoverflow.com/questions/25591389/uiview-with-shadow-rounded-corners-and-custom-drawrect">http://stackoverflow.com/questions/25591389/uiview-with-shadow-rounded-corners-and-custom-drawrect</text:a></text:p>
      <text:p text:style-name="P24"/>
      <text:p text:style-name="P18"><text:soft-page-break/></text:p>
      <text:h text:style-name="Heading_20_3" text:outline-level="3"><text:bookmark-start text:name="__RefHeading__262_847739940"/>Webview<text:bookmark-end text:name="__RefHeading__262_847739940"/></text:h>
      <text:p text:style-name="P19">(Webview <text:span text:style-name="T6">erstellen, neue Klasse hinzufügen und verlinken, dann </text:span>markieren und „Referencing Outlets“ (+) vom rechten Menu (→) auf sich selbst in Klasse ziehen)</text:p>
      <text:p text:style-name="P20"><text:a xlink:type="simple" xlink:href="http://www.ioscreator.com/tutorials/webview-tutorial-in-ios8-with-swift">http://www.ioscreator.com/tutorials/webview-tutorial-in-ios8-with-swift</text:a></text:p>
      <text:p text:style-name="P20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28"><text:a xlink:type="simple" xlink:href="https://www.weheartswift.com/how-to-make-a-simple-table-view-with-ios-8-and-swift/">https://www.weheartswift.com/how-to-make-a-simple-table-view-with-ios-8-and-swift/</text:a></text:p>
      <text:p text:style-name="P28"/>
      <text:p text:style-name="P27">Custom Header</text:p>
      <text:p text:style-name="P27"><text:a xlink:type="simple" xlink:href="http://www.ioscreator.com/tutorials/customizing-header-footer-table-view-ios8-swift">http://www.ioscreator.com/tutorials/customizing-header-footer-table-view-ios8-swift</text:a></text:p>
      <text:p text:style-name="P27"/>
      <text:h text:style-name="Heading_20_3" text:outline-level="3"><text:bookmark-start text:name="__RefHeading__862_235642581"/>RSS Reader<text:bookmark-end text:name="__RefHeading__862_235642581"/></text:h>
      <text:p text:style-name="P27"><text:a xlink:type="simple" xlink:href="https://github.com/arled/RSSwift">https://github.com/arled/RSSwift</text:a></text:p>
      <text:p text:style-name="P27"/>
      <text:h text:style-name="Heading_20_3" text:outline-level="3"><text:bookmark-start text:name="__RefHeading__864_235642581"/>JSON<text:bookmark-end text:name="__RefHeading__864_235642581"/></text:h>
      <text:p text:style-name="P36">Itunes</text:p>
      <text:p text:style-name="P36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36"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33"/>
      <text:h text:style-name="Heading_20_3" text:outline-level="3"><text:bookmark-start text:name="__RefHeading__1359_235642581"/>Troubleshooting xCode<text:bookmark-end text:name="__RefHeading__1359_235642581"/></text:h>
      <text:p text:style-name="P26"><text:line-break/><text:span text:style-name="T8">Reset Xcode Config</text:span></text:p>
      <text:p text:style-name="P26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6"/>
      <text:p text:style-name="P46">Code Completion</text:p>
      <text:p text:style-name="P27"><text:a xlink:type="simple" xlink:href="http://stackoverflow.com/questions/25883905/xcode-6-swift-code-completion-not-working">http://stackoverflow.com/questions/25883905/xcode-6-swift-code-completion-not-working</text:a></text:p>
      <text:p text:style-name="P27"/>
      <text:p text:style-name="P46">Other</text:p>
      <text:p text:style-name="P26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6"><text:a xlink:type="simple" xlink:href="http://www.raywenderlich.com/81879/storyboards-tutorial-swift-part-1">http://www.raywenderlich.com/81879/storyboards-tutorial-swift-part-1</text:a></text:p>
      <text:p text:style-name="P26"><text:soft-page-break/><text:a xlink:type="simple" xlink:href="http://www.raywenderlich.com/81880/storyboards-tutorial-swift-part-2">http://www.raywenderlich.com/81880/storyboards-tutorial-swift-part-2</text:a></text:p>
      <text:p text:style-name="P26"/>
      <text:p text:style-name="P26"><text:a xlink:type="simple" xlink:href="https://www.youtube.com/watch?v=AQXWsDNno8o">https://www.youtube.com/watch?v=AQXWsDNno8o</text:a></text:p>
      <text:p text:style-name="P26"/>
      <text:h text:style-name="Heading_20_3" text:outline-level="3"><text:bookmark-start text:name="__RefHeading__1361_235642581"/>Temp<text:bookmark-end text:name="__RefHeading__1361_235642581"/></text:h>
      <text:p text:style-name="P48"/>
      <text:p text:style-name="P48">2015-02-13</text:p>
      <text:p text:style-name="P50"><text:a xlink:type="simple" xlink:href="http://makeapppie.com/tag/downcasting-anyobject/">http://makeapppie.com/tag/downcasting-anyobject/</text:a></text:p>
      <text:p text:style-name="P50"/>
      <text:p text:style-name="P48"><text:a xlink:type="simple" xlink:href="http://xml-rss.de/xml-rss-feed-mit-php/xml-rss-feed-mit-php-und-dom-erstellen.htm">http://xml-rss.de/xml-rss-feed-mit-php/xml-rss-feed-mit-php-und-dom-erstellen.htm</text:a></text:p>
      <text:p text:style-name="P48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48"><text:a xlink:type="simple" xlink:href="http://www.antary.de/2014/11/12/beitragsbilder-im-wordpress-rss-feed-einbinden/">http://www.antary.de/2014/11/12/beitragsbilder-im-wordpress-rss-feed-einbinden/</text:a> (WP)</text:p>
      <text:p text:style-name="P48"><text:a xlink:type="simple" xlink:href="http://www.bib.uni-mannheim.de/bereichsauslastung/index.php?json">http://www.bib.uni-mannheim.de/bereichsauslastung/index.php?json</text:a></text:p>
      <text:p text:style-name="P48"><text:a xlink:type="simple" xlink:href="http://date.jsontest.com/">http://date.jsontest.com</text:a></text:p>
      <text:p text:style-name="P48"><text:a xlink:type="simple" xlink:href="http://www.bytearray.org/?p=5517">http://www.bytearray.org/?p=5517</text:a></text:p>
      <text:p text:style-name="P48"><text:a xlink:type="simple" xlink:href="http://stackoverflow.com/questions/24065536/downloading-and-parsing-json-in-swift">http://stackoverflow.com/questions/24065536/downloading-and-parsing-json-in-swift</text:a></text:p>
      <text:p text:style-name="P48"><text:a xlink:type="simple" xlink:href="http://www.freeformatter.com/json-validator.html">http://www.freeformatter.com/json-validator.html</text:a></text:p>
      <text:p text:style-name="P48"><text:a xlink:type="simple" xlink:href="http://www.ioscreator.com/tutorials/json-parsing-tutorial-ios8-swift">http://www.ioscreator.com/tutorials/json-parsing-tutorial-ios8-swift</text:a></text:p>
      <text:p text:style-name="P48"><text:a xlink:type="simple" xlink:href="http://robots.thoughtbot.com/parsing-embedded-json-and-arrays-in-swift">http://robots.thoughtbot.com/parsing-embedded-json-and-arrays-in-swift</text:a></text:p>
      <text:p text:style-name="P48"/>
      <text:p text:style-name="P26"/>
      <text:h text:style-name="Heading_20_3" text:outline-level="3"><text:bookmark-start text:name="__RefHeading__1363_235642581"/>Old C Code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3">UIBarButtonItem with a custom image</text:p>
      <text:p text:style-name="P13"><text:a xlink:type="simple" xlink:href="http://www.appgroup.co.uk/adding-a-uibarbuttonitem-with-a-custom-image/">http://www.appgroup.co.uk/adding-a-uibarbuttonitem-with-a-custom-image/</text:a></text:p>
      <text:p text:style-name="P13"/>
      <text:p text:style-name="P16">Actitivity Indicator</text:p>
      <text:p text:style-name="P16"><text:a xlink:type="simple" xlink:href="http://www.ioscreator.com/tutorials/activity-indicator-tutorial-ios8-swift">http://www.ioscreator.com/tutorials/activity-indicator-tutorial-ios8-swift</text:a></text:p>
      <text:p text:style-name="P16"/>
      <text:p text:style-name="P17">MVC Concept</text:p>
      <text:p text:style-name="P17"><text:a xlink:type="simple" xlink:href="http://codewithchris.com/how-to-make-iphone-apps-mvc-one-pattern-to-rule-them-all/">http://codewithchris.com/how-to-make-iphone-apps-mvc-one-pattern-to-rule-them-all/</text:a></text:p>
      <text:p text:style-name="P17"><text:soft-page-break/></text:p>
      <text:p text:style-name="P14"/>
      <text:p text:style-name="P15">2 Dos</text:p>
      <text:p text:style-name="P34"/>
      <text:p text:style-name="P10"/>
      <text:p text:style-name="P10">Website</text:p>
      <text:list xml:id="list2367100341469544724" text:style-name="L1">
        <text:list-item>
          <text:p text:style-name="P37">Ladebalken einfügen</text:p>
        </text:list-item>
        <text:list-item>
          <text:p text:style-name="P37">Website-Header ausblenden</text:p>
        </text:list-item>
        <text:list-item>
          <text:p text:style-name="P37">Website-Header-Menu in Navigationsbar übernehmen</text:p>
        </text:list-item>
      </text:list>
      <text:p text:style-name="P9"/>
      <text:p text:style-name="P8"><text:span text:style-name="T3">Katalog</text:span><text:span text:style-name="T1"> </text:span></text:p>
      <text:p text:style-name="P8"><text:span text:style-name="T1">→ </text:span>Primo</text:p>
      <text:list xml:id="list3495031451308617009" text:style-name="L2">
        <text:list-item>
          <text:p text:style-name="P38">Ladebalken einfügen</text:p>
        </text:list-item>
        <text:list-item>
          <text:p text:style-name="P38">Primo-Header ausblenden</text:p>
        </text:list-item>
      </text:list>
      <text:p text:style-name="P9"/>
      <text:p text:style-name="P8"><text:span text:style-name="T2">Aktuelles</text:span> </text:p>
      <text:p text:style-name="P8">→ News</text:p>
      <text:list xml:id="list8371423797029741462" text:style-name="L3">
        <text:list-item>
          <text:p text:style-name="P39">Ladebalken einfügen</text:p>
        </text:list-item>
        <text:list-item>
          <text:p text:style-name="P42">Ansicht der Listenelemente verbessern, sinnvolle Aktion wählen</text:p>
        </text:list-item>
        <text:list-item>
          <text:p text:style-name="P42">Voransicht oder Detailansicht</text:p>
        </text:list-item>
        <text:list-item>
          <text:p text:style-name="P42">Detailansicht der Listenelemente überarbeiten</text:p>
        </text:list-item>
      </text:list>
      <text:p text:style-name="P8"/>
      <text:p text:style-name="P8"><text:span text:style-name="T2">Statistik</text:span> </text:p>
      <text:p text:style-name="P8">→ Freie Plätze</text:p>
      <text:list xml:id="list5865062211349712998" text:style-name="L4">
        <text:list-item>
          <text:p text:style-name="P40">Ladebalken einfügen</text:p>
        </text:list-item>
        <text:list-item>
          <text:p text:style-name="P43">bisher statisch, Funktionen implementieren</text:p>
        </text:list-item>
      </text:list>
      <text:p text:style-name="P12"/>
      <text:p text:style-name="P11">Einstellungen</text:p>
      <text:list xml:id="list1132923788430776201" text:style-name="L5">
        <text:list-item>
          <text:p text:style-name="P44">fehlt noch</text:p>
        </text:list-item>
      </text:list>
      <text:p text:style-name="P12"/>
      <text:p text:style-name="P11">Allgemein</text:p>
      <text:list xml:id="list3914440073292470720" text:style-name="L6">
        <text:list-item>
          <text:p text:style-name="P41"><text:span text:style-name="T4">Methoden zur </text:span>Netzwerkprüfung, -<text:span text:style-name="T4">verfügbarkeit</text:span></text:p>
        </text:list-item>
        <text:list-item>
          <text:p text:style-name="P45">Logo in Kopfzeile</text:p>
        </text:list-item>
        <text:list-item>
          <text:p text:style-name="P45">Button für Einstellungen in Kopfzeile</text:p>
        </text:list-item>
        <text:list-item>
          <text:p text:style-name="P45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2-19T10:42:20.601281000</dc:date>
    <meta:editing-duration>P3DT3H28M21S</meta:editing-duration>
    <meta:editing-cycles>59</meta:editing-cycles>
    <meta:generator>LibreOffice/4.2.8.2$MacOSX_x86 LibreOffice_project/48d50dbfc06349262c9d50868e5c1f630a573ebd</meta:generator>
    <meta:document-statistic meta:table-count="0" meta:image-count="0" meta:object-count="0" meta:page-count="4" meta:paragraph-count="119" meta:word-count="265" meta:character-count="4742" meta:non-whitespace-character-count="4606"/>
  </office:meta>
</office:document-meta>
</file>